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reelancing class notes 2016-12-19 - LLW</text:p>
      <text:p text:style-name="Standard"/>
      <text:p text:style-name="Standard">freelancing boils down to supply and demand</text:p>
      <text:p text:style-name="Standard"/>
      <text:p text:style-name="Standard">E.g. ruby – you may have the skill but where can you find he demand?</text:p>
      <text:p text:style-name="Standard"/>
      <text:p text:style-name="Standard">You need to learn what is in demand in the market and you prepare for that demand</text:p>
      <text:p text:style-name="Standard"/>
      <text:p text:style-name="Standard">You have your own confidence level</text:p>
      <text:p text:style-name="Standard"/>
      <text:p text:style-name="Standard">You have learned the skills now you learn how to earn</text:p>
      <text:p text:style-name="Standard"/>
      <text:p text:style-name="Standard">Freelancing = outsourcing</text:p>
      <text:p text:style-name="Standard"/>
      <text:p text:style-name="Standard">Offline vs online</text:p>
      <text:p text:style-name="Standard"/>
      <text:p text:style-name="Standard">Offline = conventional</text:p>
      <text:p text:style-name="Standard"/>
      <text:p text:style-name="Standard">e.g. printing cards. You meet the clients by walk through or network. Eye to eye contact</text:p>
      <text:p text:style-name="Standard"/>
      <text:p text:style-name="Standard">Monkey can hang on to tree in strong wind ad yet falls from tree in gentle breeze while sleeping. Why? Comfort zone.</text:p>
      <text:p text:style-name="Standard"/>
      <text:p text:style-name="Standard">Online -</text:p>
      <text:p text:style-name="Standard">Half: Fivvre, Upwork, Freelancer, etc</text:p>
      <text:p text:style-name="Standard"/>
      <text:list xml:id="list6866245730069234472" text:style-name="L1">
        <text:list-item>
          <text:p text:style-name="P1">crowdsourcing</text:p>
        </text:list-item>
        <text:list-item>
          <text:p text:style-name="P1">platforms</text:p>
        </text:list-item>
        <text:list-item>
          <text:p text:style-name="P1">(third party)</text:p>
        </text:list-item>
      </text:list>
      <text:p text:style-name="Standard"/>
      <text:p text:style-name="Standard">Other half: </text:p>
      <text:list xml:id="list7835807281038639524" text:style-name="L2">
        <text:list-item>
          <text:p text:style-name="P2">Blog,</text:p>
        </text:list-item>
        <text:list-item>
          <text:p text:style-name="P2">jQuery/Javascripts, </text:p>
        </text:list-item>
        <text:list-item>
          <text:p text:style-name="P2">videos, </text:p>
        </text:list-item>
        <text:list-item>
          <text:p text:style-name="P2">forums,</text:p>
        </text:list-item>
        <text:list-item>
          <text:p text:style-name="P2">FB </text:p>
        </text:list-item>
        <text:list-item>
          <text:p text:style-name="P2">(direct)</text:p>
        </text:list-item>
      </text:list>
      <text:p text:style-name="Standard"/>
      <text:p text:style-name="Standard"/>
      <text:p text:style-name="Standard">aku silap = I was wrong</text:p>
      <text:p text:style-name="Standard"/>
      <text:p text:style-name="Standard">berjalanan=travel</text:p>
      <text:p text:style-name="Standard"/>
      <text:p text:style-name="Standard">journey=perjalanan</text:p>
      <text:p text:style-name="Standard"/>
      <text:p text:style-name="Standard">we share what we learn and solve problems together</text:p>
      <text:p text:style-name="Standard"/>
      <text:p text:style-name="Standard"/>
      <text:p text:style-name="Standard"><text:soft-page-break/></text:p>
      <text:p text:style-name="Standard">1 website per week to 10 days @ Rm1,500.</text:p>
      <text:p text:style-name="Standard">Can easily earn Rm4,500 per month working from home!</text:p>
      <text:p text:style-name="Standard"/>
      <text:p text:style-name="Standard">Build up slowly.</text:p>
      <text:p text:style-name="Standard"/>
      <text:p text:style-name="Standard">Perlu = need</text:p>
      <text:p text:style-name="Standard"/>
      <text:p text:style-name="Standard">We bid for 1. Project <text:s/>2. Customer</text:p>
      <text:p text:style-name="Standard"/>
      <text:p text:style-name="Standard">Apart from technology there is also the human factor</text:p>
      <text:p text:style-name="Standard"/>
      <text:p text:style-name="Standard">If you are busy say you are busy. Too tired &amp; sleepy say you're tired &amp; sleepy. People will wait if they are serious about the busines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19T15:11:09.28</meta:creation-date>
    <dc:date>2016-12-19T17:35:46.54</dc:date>
    <meta:editing-duration>PT2H10M47S</meta:editing-duration>
    <meta:editing-cycles>20</meta:editing-cycles>
    <meta:generator>OpenOffice/4.1.2$Win32 OpenOffice.org_project/412m3$Build-9782</meta:generator>
    <meta:document-statistic meta:table-count="0" meta:image-count="0" meta:object-count="0" meta:page-count="2" meta:paragraph-count="34" meta:word-count="221" meta:character-count="1189"/>
  </office:meta>
</office:document-meta>
</file>